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al Radius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dius PCL</text:p>
          </table:table-cell>
          <table:table-cell office:value-type="string" calcext:value-type="string">
            <text:p>Error [cm]</text:p>
          </table:table-cell>
          <table:table-cell office:value-type="string" calcext:value-type="string">
            <text:p>Error [%]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196947" calcext:value-type="float">
            <text:p>0.196947</text:p>
          </table:table-cell>
          <table:table-cell table:formula="of:=[.B1]-[.B3]" office:value-type="float" office:value="0.003053" calcext:value-type="float">
            <text:p>0.003053</text:p>
          </table:table-cell>
          <table:table-cell table:formula="of:=[.C3]*100/0.2" office:value-type="float" office:value="1.5265" calcext:value-type="float">
            <text:p>1.5265</text:p>
          </table:table-cell>
        </table:table-row>
        <table:table-row table:style-name="ro1">
          <table:table-cell office:value-type="string" calcext:value-type="string">
            <text:p>x-1</text:p>
          </table:table-cell>
          <table:table-cell office:value-type="float" office:value="0.189954" calcext:value-type="float">
            <text:p>0.189954</text:p>
          </table:table-cell>
          <table:table-cell table:formula="of:=[.B1]-[.B4]" office:value-type="float" office:value="0.010046" calcext:value-type="float">
            <text:p>0.010046</text:p>
          </table:table-cell>
          <table:table-cell table:formula="of:=[.C4]*100/0.2" office:value-type="float" office:value="5.023" calcext:value-type="float">
            <text:p>5.023</text:p>
          </table:table-cell>
        </table:table-row>
        <table:table-row table:style-name="ro1">
          <table:table-cell office:value-type="string" calcext:value-type="string">
            <text:p>x-1y-1</text:p>
          </table:table-cell>
          <table:table-cell office:value-type="float" office:value="0.252647" calcext:value-type="float">
            <text:p>0.252647</text:p>
          </table:table-cell>
          <table:table-cell table:formula="of:=[.B1]-[.B5]" office:value-type="float" office:value="-0.052647" calcext:value-type="float">
            <text:p>-0.052647</text:p>
          </table:table-cell>
          <table:table-cell table:formula="of:=[.C5]*100/0.2" office:value-type="float" office:value="-26.3235" calcext:value-type="float">
            <text:p>-26.3235</text:p>
          </table:table-cell>
        </table:table-row>
        <table:table-row table:style-name="ro1">
          <table:table-cell office:value-type="string" calcext:value-type="string">
            <text:p>x-1y1</text:p>
          </table:table-cell>
          <table:table-cell office:value-type="float" office:value="0.194275" calcext:value-type="float">
            <text:p>0.194275</text:p>
          </table:table-cell>
          <table:table-cell table:formula="of:=[.B1]-[.B6]" office:value-type="float" office:value="0.00572500000000001" calcext:value-type="float">
            <text:p>0.00572500000000001</text:p>
          </table:table-cell>
          <table:table-cell table:formula="of:=[.C6]*100/0.2" office:value-type="float" office:value="2.8625" calcext:value-type="float">
            <text:p>2.8625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175361" calcext:value-type="float">
            <text:p>0.175361</text:p>
          </table:table-cell>
          <table:table-cell table:formula="of:=[.B1]-[.B7]" office:value-type="float" office:value="0.024639" calcext:value-type="float">
            <text:p>0.024639</text:p>
          </table:table-cell>
          <table:table-cell table:formula="of:=[.C7]*100/0.2" office:value-type="float" office:value="12.3195" calcext:value-type="float">
            <text:p>12.3195</text:p>
          </table:table-cell>
        </table:table-row>
        <table:table-row table:style-name="ro1">
          <table:table-cell office:value-type="string" calcext:value-type="string">
            <text:p>X1y-1</text:p>
          </table:table-cell>
          <table:table-cell office:value-type="float" office:value="0.182418" calcext:value-type="float">
            <text:p>0.182418</text:p>
          </table:table-cell>
          <table:table-cell table:formula="of:=[.B1]-[.B8]" office:value-type="float" office:value="0.017582" calcext:value-type="float">
            <text:p>0.017582</text:p>
          </table:table-cell>
          <table:table-cell table:formula="of:=[.C8]*100/0.2" office:value-type="float" office:value="8.79100000000001" calcext:value-type="float">
            <text:p>8.79100000000001</text:p>
          </table:table-cell>
        </table:table-row>
        <table:table-row table:style-name="ro1">
          <table:table-cell office:value-type="string" calcext:value-type="string">
            <text:p>x1y1</text:p>
          </table:table-cell>
          <table:table-cell office:value-type="float" office:value="0.179018" calcext:value-type="float">
            <text:p>0.179018</text:p>
          </table:table-cell>
          <table:table-cell table:formula="of:=[.B1]-[.B9]" office:value-type="float" office:value="0.020982" calcext:value-type="float">
            <text:p>0.020982</text:p>
          </table:table-cell>
          <table:table-cell table:formula="of:=[.C9]*100/0.2" office:value-type="float" office:value="10.491" calcext:value-type="float">
            <text:p>10.491</text:p>
          </table:table-cell>
        </table:table-row>
        <table:table-row table:style-name="ro1">
          <table:table-cell office:value-type="string" calcext:value-type="string">
            <text:p>y-1</text:p>
          </table:table-cell>
          <table:table-cell office:value-type="float" office:value="0.211879" calcext:value-type="float">
            <text:p>0.211879</text:p>
          </table:table-cell>
          <table:table-cell table:formula="of:=[.B1]-[.B10]" office:value-type="float" office:value="-0.011879" calcext:value-type="float">
            <text:p>-0.011879</text:p>
          </table:table-cell>
          <table:table-cell table:formula="of:=[.C10]*100/0.2" office:value-type="float" office:value="-5.9395" calcext:value-type="float">
            <text:p>-5.939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0.439146" calcext:value-type="float">
            <text:p>0.439146</text:p>
          </table:table-cell>
          <table:table-cell table:formula="of:=[.B1]-[.B11]" office:value-type="float" office:value="-0.239146" calcext:value-type="float">
            <text:p>-0.239146</text:p>
          </table:table-cell>
          <table:table-cell table:formula="of:=[.C11]*100/0.2" office:value-type="float" office:value="-119.573" calcext:value-type="float">
            <text:p>-119.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n error</text:p>
          </table:table-cell>
          <table:table-cell table:formula="of:=SUM([.D3:.D11])/9" office:value-type="float" office:value="-12.3136111111111" calcext:value-type="float">
            <text:p>-12.3136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22:45:24.651641300</meta:creation-date>
    <dc:date>2023-05-05T12:06:55.741052024</dc:date>
    <meta:editing-duration>PT10M13S</meta:editing-duration>
    <meta:editing-cycles>4</meta:editing-cycles>
    <meta:generator>LibreOffice/7.3.7.2$Linux_X86_64 LibreOffice_project/30$Build-2</meta:generator>
    <meta:document-statistic meta:table-count="1" meta:cell-count="43" meta:object-count="0"/>
  </office:meta>
</office:document-meta>
</file>